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>
      <style:table-properties style:width="17.013cm" fo:margin-left="0cm" table:align="left" style:may-break-between-rows="true" table:border-model="collapsing"/>
    </style:style>
    <style:style style:name="Tabel1.A" style:family="table-column">
      <style:table-column-properties style:column-width="4.249cm"/>
    </style:style>
    <style:style style:name="Tabel1.B" style:family="table-column">
      <style:table-column-properties style:column-width="4.251cm"/>
    </style:style>
    <style:style style:name="Tabel1.C" style:family="table-column">
      <style:table-column-properties style:column-width="5.205cm"/>
    </style:style>
    <style:style style:name="Tabel1.D" style:family="table-column">
      <style:table-column-properties style:column-width="3.307cm"/>
    </style:style>
    <style:style style:name="Tabel1.1" style:family="table-row">
      <style:table-row-properties fo:keep-together="auto"/>
    </style:style>
    <style:style style:name="Tabel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1.C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7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20" style:family="table-row">
      <style:table-row-properties style:min-row-height="0.46cm" fo:keep-together="auto"/>
    </style:style>
    <style:style style:name="Tabel1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2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1.B2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1.C2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D2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09f2ef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126352"/>
    </style:style>
    <style:style style:name="P4" style:family="paragraph" style:parent-style-name="Standard">
      <style:text-properties officeooo:paragraph-rsid="001500da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f2ef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4133" officeooo:paragraph-rsid="000a41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eee" officeooo:paragraph-rsid="000b0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b159" officeooo:paragraph-rsid="000cb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9a35" officeooo:paragraph-rsid="000d9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9282" officeooo:paragraph-rsid="000f92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officeooo:paragraph-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2765" officeooo:paragraph-rsid="001a2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bdde" officeooo:paragraph-rsid="001bb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043" officeooo:paragraph-rsid="001d90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6deb" officeooo:paragraph-rsid="001e6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26352"/>
    </style:style>
    <style:style style:name="T2" style:family="text">
      <style:text-properties officeooo:rsid="0014580a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1500da"/>
    </style:style>
    <style:style style:name="T6" style:family="text">
      <style:text-properties officeooo:rsid="0015954a"/>
    </style:style>
    <style:style style:name="T7" style:family="text">
      <style:text-properties style:text-position="super 58%" officeooo:rsid="0015954a"/>
    </style:style>
    <style:style style:name="T8" style:family="text">
      <style:text-properties officeooo:rsid="0016e341"/>
    </style:style>
    <style:style style:name="T9" style:family="text">
      <style:text-properties officeooo:rsid="0017f557"/>
    </style:style>
    <style:style style:name="T10" style:family="text">
      <style:text-properties officeooo:rsid="001eb3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1" table:style-name="Tabel1" table:template-name="Eenvoudige rijen">
        <table:table-column table:style-name="Tabel1.A"/>
        <table:table-column table:style-name="Tabel1.B"/>
        <table:table-column table:style-name="Tabel1.C"/>
        <table:table-column table:style-name="Tabel1.D"/>
        <table:table-row table:style-name="Tabel1.1">
          <table:table-cell table:style-name="Tabel1.A1" office:value-type="string">
            <text:p text:style-name="P6">Opgave</text:p>
          </table:table-cell>
          <table:table-cell table:style-name="Tabel1.A1" office:value-type="string">
            <text:p text:style-name="P6">Permutatie</text:p>
          </table:table-cell>
          <table:table-cell table:style-name="Tabel1.C1" office:value-type="string">
            <text:p text:style-name="P8">Land</text:p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BDEJN-AAIPS</text:p>
          </table:table-cell>
          <table:table-cell table:style-name="Tabel1.A2" office:value-type="string">
            <text:p text:style-name="P8">BANDEJA-PAISA</text:p>
          </table:table-cell>
          <table:table-cell table:style-name="Tabel1.C2" office:value-type="string">
            <text:p text:style-name="P8">Colombia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ABDENR-AL</text:p>
          </table:table-cell>
          <table:table-cell table:style-name="Tabel1.B23" office:value-type="string">
            <text:p text:style-name="P14">LA-BANDERA</text:p>
          </table:table-cell>
          <table:table-cell table:style-name="Tabel1.C3" office:value-type="string">
            <text:p text:style-name="P14">Dominicaanse Republiek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BDIMNRRU</text:p>
          </table:table-cell>
          <table:table-cell table:style-name="Tabel1.A2" office:value-type="string">
            <text:p text:style-name="P8">BARRAMUNDI</text:p>
          </table:table-cell>
          <table:table-cell table:style-name="Tabel1.C2" office:value-type="string">
            <text:p text:style-name="P8">Australia / aboriginal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ACDEHILNS</text:p>
          </table:table-cell>
          <table:table-cell table:style-name="Tabel1.B23" office:value-type="string">
            <text:p text:style-name="P10">ENCHILADAS</text:p>
          </table:table-cell>
          <table:table-cell table:style-name="Tabel1.C5" office:value-type="string">
            <text:p text:style-name="P10">Mexicaans (Tex-Mex)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ELLP</text:p>
          </table:table-cell>
          <table:table-cell table:style-name="Tabel1.A2" office:value-type="string">
            <text:p text:style-name="P7">PAELLA</text:p>
          </table:table-cell>
          <table:table-cell table:style-name="Tabel1.C2" office:value-type="string">
            <text:p text:style-name="P7">Spanje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AFMNS</text:p>
          </table:table-cell>
          <table:table-cell table:style-name="Tabel1.B2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BDEIRS&amp;BNOR</text:p>
          </table:table-cell>
          <table:table-cell table:style-name="Tabel1.A2" office:value-type="string">
            <text:p text:style-name="P17"><text:span text:style-name="T4">BORN</text:span><text:span text:style-name="T3">&amp;</text:span><text:span text:style-name="T4">BRAISED</text:span></text:p>
          </table:table-cell>
          <table:table-cell table:style-name="Tabel1.C2" office:value-type="string">
            <text:p text:style-name="P12">Noord-Ierland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BDOO</text:p>
          </table:table-cell>
          <table:table-cell table:style-name="Tabel1.B2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BEIMNORRRY-EIP</text:p>
          </table:table-cell>
          <table:table-cell table:style-name="Tabel1.A2" office:value-type="string">
            <text:p text:style-name="P7">MARIONBERRY-PIE</text:p>
          </table:table-cell>
          <table:table-cell table:style-name="Tabel1.C2" office:value-type="string">
            <text:p text:style-name="P7">Oregon, US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BO-BOR-LOR</text:p>
          </table:table-cell>
          <table:table-cell table:style-name="Tabel1.B23" office:value-type="string">
            <text:p text:style-name="P15">BOR-LOR-BAO</text:p>
          </table:table-cell>
          <table:table-cell table:style-name="Tabel1.C11" office:value-type="string">
            <text:p text:style-name="P15">Hong Kong?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HIIKKLN</text:p>
          </table:table-cell>
          <table:table-cell table:style-name="Tabel1.A2" office:value-type="string">
            <text:p text:style-name="P5"/>
          </table:table-cell>
          <table:table-cell table:style-name="Tabel1.C12">
            <text:p text:style-name="P5"/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DP-AHIT</text:p>
          </table:table-cell>
          <table:table-cell table:style-name="Tabel1.B23" office:value-type="string">
            <text:p text:style-name="P11">PAD-THAI</text:p>
          </table:table-cell>
          <table:table-cell table:style-name="Tabel1.C13" office:value-type="string">
            <text:p text:style-name="P11">Thailand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GGHIS</text:p>
          </table:table-cell>
          <table:table-cell table:style-name="Tabel1.A2" office:value-type="string">
            <text:p text:style-name="P7">HAGGIS</text:p>
          </table:table-cell>
          <table:table-cell table:style-name="Tabel1.C2" office:value-type="string">
            <text:p text:style-name="P7">Schotland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GHIJKNöT</text:p>
          </table:table-cell>
          <table:table-cell table:style-name="Tabel1.B2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ORRZ-BLOO-DE</text:p>
          </table:table-cell>
          <table:table-cell table:style-name="Tabel1.A2" office:value-type="string">
            <text:p text:style-name="P13">BOLO-DE-ARROZ</text:p>
          </table:table-cell>
          <table:table-cell table:style-name="Tabel1.C2" office:value-type="string">
            <text:p text:style-name="P13">Portugal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PPSSUU</text:p>
          </table:table-cell>
          <table:table-cell table:style-name="Tabel1.B2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BBEIOOT</text:p>
          </table:table-cell>
          <table:table-cell table:style-name="Tabel1.A2" office:value-type="string">
            <text:p text:style-name="P5"/>
          </table:table-cell>
          <table:table-cell table:style-name="Tabel1.C12">
            <text:p text:style-name="P5"/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BETTUU</text:p>
          </table:table-cell>
          <table:table-cell table:style-name="Tabel1.B23" office:value-type="string">
            <text:p text:style-name="P16">BETUTU</text:p>
          </table:table-cell>
          <table:table-cell table:style-name="Tabel1.C19" office:value-type="string">
            <text:p text:style-name="P16">Bali, Indonesië</text:p>
          </table:table-cell>
          <table:table-cell table:style-name="Tabel1.D3">
            <text:p text:style-name="P5"/>
          </table:table-cell>
        </table:table-row>
        <table:table-row table:style-name="Tabel1.20">
          <table:table-cell table:style-name="Tabel1.A2" office:value-type="string">
            <text:p text:style-name="P2">CCHHIIIMRRU</text:p>
          </table:table-cell>
          <table:table-cell table:style-name="Tabel1.A2" office:value-type="string">
            <text:p text:style-name="P11">CHIMICHURRI</text:p>
          </table:table-cell>
          <table:table-cell table:style-name="Tabel1.C2" office:value-type="string">
            <text:p text:style-name="P11">Argentinië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DEEEGIKNNP</text:p>
          </table:table-cell>
          <table:table-cell table:style-name="Tabel1.B23" office:value-type="string">
            <text:p text:style-name="P7">PEKINGEEND</text:p>
          </table:table-cell>
          <table:table-cell table:style-name="Tabel1.C21" office:value-type="string">
            <text:p text:style-name="P9">China?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EINOPTU</text:p>
          </table:table-cell>
          <table:table-cell table:style-name="Tabel1.A2" office:value-type="string">
            <text:p text:style-name="P6">POUTINE</text:p>
          </table:table-cell>
          <table:table-cell table:style-name="Tabel1.C2" office:value-type="string">
            <text:p text:style-name="P6">Canada?</text:p>
          </table:table-cell>
          <table:table-cell table:style-name="Tabel1.A2" office:value-type="string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GINOóRV</text:p>
          </table:table-cell>
          <table:table-cell table:style-name="Tabel1.B23" office:value-type="string">
            <text:p text:style-name="P5"/>
          </table:table-cell>
          <table:table-cell table:style-name="Tabel1.C7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HISSU</text:p>
          </table:table-cell>
          <table:table-cell table:style-name="Tabel1.A2" office:value-type="string">
            <text:p text:style-name="P6">SUSHI</text:p>
          </table:table-cell>
          <table:table-cell table:style-name="Tabel1.C2" office:value-type="string">
            <text:p text:style-name="P6">Japan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5" office:value-type="string">
            <text:p text:style-name="P2">KOTTU</text:p>
          </table:table-cell>
          <table:table-cell table:style-name="Tabel1.B25" office:value-type="string">
            <text:p text:style-name="P5"/>
          </table:table-cell>
          <table:table-cell table:style-name="Tabel1.C25">
            <text:p text:style-name="P5"/>
          </table:table-cell>
          <table:table-cell table:style-name="Tabel1.D25">
            <text:p text:style-name="P5"/>
          </table:table-cell>
        </table:table-row>
      </table:table>
      <text:p text:style-name="P1"/>
      <text:p text:style-name="P3"><text:span text:style-name="T1">Names of </text:span><text:span text:style-name="T10">dishes</text:span><text:span text:style-name="T1">, sorted (letters </text:span><text:span text:style-name="T2">in each</text:span><text:span text:style-name="T1"> word; </text:span><text:span text:style-name="T2">then </text:span><text:span text:style-name="T1">words in </text:span><text:span text:style-name="T2">each </text:span><text:span text:style-name="T1">name; </text:span><text:span text:style-name="T2">then </text:span><text:span text:style-name="T1">names in </text:span><text:span text:style-name="T2">the </text:span><text:span text:style-name="T1">list).</text:span></text:p>
      <text:p text:style-name="P3"/>
      <text:p text:style-name="P4"><text:span text:style-name="T5">‘</text:span><text:span text:style-name="T6">Miss World’ landen? <text:s/>(70</text:span><text:span text:style-name="T7">e</text:span><text:span text:style-name="T6"> editie in 2021, dit jaar overgeslagen wegens </text:span><text:span text:style-name="T9">CoViD</text:span><text:span text:style-name="T8">-19</text:span><text:span text:style-name="T6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nl" number:country="NL">
      <number:number number:min-integer-digits="1"/>
    </number:number-style>
    <number:text-style style:name="N10100" number:language="nl" number:country="NL">
      <number:text-content/>
    </number:text-style>
    <style:style style:name="Eenvoudige_20_rijen.1" style:display-name="Eenvoudige rijen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2" style:display-name="Eenvoudige rijen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3" style:display-name="Eenvoudige rijen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4" style:display-name="Eenvoudige rijen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5" style:display-name="Eenvoudige rijen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6" style:display-name="Eenvoudige rijen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7" style:display-name="Eenvoudige rijen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8" style:display-name="Eenvoudige rijen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9" style:display-name="Eenvoudige rijen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0" style:display-name="Eenvoudige rijen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1" style:display-name="Eenvoudige rijen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2" style:display-name="Eenvoudige rijen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3" style:display-name="Eenvoudige rijen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4" style:display-name="Eenvoudige rijen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5" style:display-name="Eenvoudige rijen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6" style:display-name="Eenvoudige rijen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Eenvoudige_20_rijen.1"/>
      <table:last-row table:style-name="Eenvoudige_20_rijen.2"/>
      <table:first-column table:style-name="Eenvoudige_20_rijen.3"/>
      <table:last-column table:style-name="Eenvoudige_20_rijen.4"/>
      <table:body table:style-name="Eenvoudige_20_rijen.9"/>
      <table:even-rows table:style-name="Eenvoudige_20_rijen.5"/>
      <table:odd-rows table:style-name="Eenvoudige_20_rijen.6"/>
      <table:even-columns table:style-name="Eenvoudige_20_rijen.7"/>
      <table:odd-columns table:style-name="Eenvoudige_20_rijen.8"/>
      <table:background table:style-name="Eenvoudige_20_rijen.10"/>
      <loext:first-row-even-column table:style-name="Eenvoudige_20_rijen.15"/>
      <loext:last-row-even-column table:style-name="Eenvoudige_20_rijen.16"/>
      <loext:first-row-end-column table:style-name="Eenvoudige_20_rijen.12"/>
      <loext:first-row-start-column table:style-name="Eenvoudige_20_rijen.11"/>
      <loext:last-row-end-column table:style-name="Eenvoudige_20_rijen.14"/>
      <loext:last-row-start-column table:style-name="Eenvoudige_20_rij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27:41.123700399</meta:creation-date>
    <meta:generator>LibreOffice/6.4.6.2$Linux_X86_64 LibreOffice_project/40$Build-2</meta:generator>
    <dc:date>2020-12-18T22:26:16.934583314</dc:date>
    <meta:editing-duration>PT11H57M38S</meta:editing-duration>
    <meta:editing-cycles>19</meta:editing-cycles>
    <meta:document-statistic meta:table-count="1" meta:image-count="0" meta:object-count="0" meta:page-count="1" meta:paragraph-count="61" meta:word-count="96" meta:character-count="738" meta:non-whitespace-character-count="702"/>
  </office:meta>
</office:document-meta>
</file>